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049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9361in"/>
    </style:style>
    <style:style style:name="Table1.C" style:family="table-column">
      <style:table-column-properties style:column-width="1.5688in"/>
    </style:style>
    <style:style style:name="Table1.A1" style:family="table-cell">
      <style:table-cell-properties fo:background-color="#ffb66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ffb66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aeb74" officeooo:paragraph-rsid="001aeb74"/>
    </style:style>
    <style:style style:name="P2" style:family="paragraph" style:parent-style-name="Standard">
      <style:paragraph-properties fo:padding="0.0201in" fo:border="0.06pt solid #ffa6a6" style:shadow="#ffd7d7 0.0693in 0.0693in"/>
      <style:text-properties officeooo:rsid="001aeb74" officeooo:paragraph-rsid="001aeb74"/>
    </style:style>
    <style:style style:name="P3" style:family="paragraph" style:parent-style-name="Standard">
      <style:paragraph-properties fo:padding="0.0201in" fo:border="0.06pt solid #ffa6a6" style:shadow="#ffd7d7 0.0693in 0.0693in"/>
      <style:text-properties officeooo:rsid="001aeb74" officeooo:paragraph-rsid="001ce986"/>
    </style:style>
    <style:style style:name="P4" style:family="paragraph" style:parent-style-name="Standard">
      <style:paragraph-properties fo:padding="0.0201in" fo:border="0.06pt solid #ffa6a6" style:shadow="#ffd7d7 0.0693in 0.0693in"/>
      <style:text-properties officeooo:rsid="001e9bf8" officeooo:paragraph-rsid="001e9bf8"/>
    </style:style>
    <style:style style:name="P5" style:family="paragraph" style:parent-style-name="Standard">
      <style:paragraph-properties fo:padding="0.0201in" fo:border="0.06pt solid #ffa6a6" style:shadow="#ffd7d7 0.0693in 0.0693in"/>
      <style:text-properties officeooo:rsid="0022999e" officeooo:paragraph-rsid="0022999e"/>
    </style:style>
    <style:style style:name="P6" style:family="paragraph" style:parent-style-name="Standard">
      <style:paragraph-properties fo:padding="0.0201in" fo:border="0.06pt solid #ffa6a6" style:shadow="#ffd7d7 0.0693in 0.0693in"/>
      <style:text-properties officeooo:rsid="00234dbd" officeooo:paragraph-rsid="00234dbd"/>
    </style:style>
    <style:style style:name="P7" style:family="paragraph" style:parent-style-name="Standard">
      <style:paragraph-properties fo:padding="0.0201in" fo:border="0.06pt solid #ffa6a6" style:shadow="#ffd7d7 0.0693in 0.0693in"/>
      <style:text-properties officeooo:rsid="00249120" officeooo:paragraph-rsid="00249120"/>
    </style:style>
    <style:style style:name="P8" style:family="paragraph" style:parent-style-name="Standard">
      <style:paragraph-properties fo:padding="0.0201in" fo:border="none" style:shadow="none"/>
      <style:text-properties officeooo:rsid="001e9bf8" officeooo:paragraph-rsid="001e9bf8"/>
    </style:style>
    <style:style style:name="P9" style:family="paragraph" style:parent-style-name="Standard">
      <style:paragraph-properties fo:padding="0.0201in" fo:border="none" style:shadow="none"/>
      <style:text-properties officeooo:rsid="0021e19c" officeooo:paragraph-rsid="001e9bf8"/>
    </style:style>
    <style:style style:name="P10" style:family="paragraph" style:parent-style-name="Standard">
      <style:paragraph-properties fo:padding="0.0201in" fo:border="none" style:shadow="none"/>
      <style:text-properties officeooo:rsid="0021e19c" officeooo:paragraph-rsid="0021e19c"/>
    </style:style>
    <style:style style:name="P11" style:family="paragraph" style:parent-style-name="Standard">
      <style:paragraph-properties fo:padding="0.0201in" fo:border="none" style:shadow="none"/>
      <style:text-properties officeooo:rsid="0022999e" officeooo:paragraph-rsid="0022999e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b74" officeooo:paragraph-rsid="001aeb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eb74" officeooo:paragraph-rsid="001aeb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0937" officeooo:paragraph-rsid="002809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Heading_20_3">
      <style:text-properties fo:color="#729fcf"/>
    </style:style>
    <style:style style:name="P16" style:family="paragraph" style:parent-style-name="Standard">
      <style:paragraph-properties fo:padding="0.0201in" fo:border="none" style:shadow="none"/>
      <style:text-properties officeooo:rsid="001e9bf8" officeooo:paragraph-rsid="001e9bf8"/>
    </style:style>
    <style:style style:name="P17" style:family="paragraph" style:parent-style-name="Standard">
      <style:paragraph-properties fo:padding="0.0201in" fo:border="none" style:shadow="none"/>
      <style:text-properties officeooo:rsid="0021e19c" officeooo:paragraph-rsid="001e9bf8"/>
    </style:style>
    <style:style style:name="P18" style:family="paragraph" style:parent-style-name="Standard">
      <style:paragraph-properties fo:padding="0.0201in" fo:border="none" style:shadow="none"/>
      <style:text-properties officeooo:rsid="0027f5b1" officeooo:paragraph-rsid="0027f5b1"/>
    </style:style>
    <style:style style:name="P19" style:family="paragraph" style:parent-style-name="Standard">
      <style:paragraph-properties fo:padding="0.0201in" fo:border="none" style:shadow="none"/>
      <style:text-properties officeooo:rsid="00280937" officeooo:paragraph-rsid="00280937"/>
    </style:style>
    <style:style style:name="P20" style:family="paragraph" style:parent-style-name="Standard">
      <style:text-properties officeooo:paragraph-rsid="001aeb74"/>
    </style:style>
    <style:style style:name="P21" style:family="paragraph" style:parent-style-name="Standard">
      <style:paragraph-properties fo:padding="0.0201in" fo:border="0.06pt solid #ffa6a6" style:shadow="#ffd7d7 0.0693in 0.0693in"/>
      <style:text-properties officeooo:rsid="001e9bf8" officeooo:paragraph-rsid="0027f5b1"/>
    </style:style>
    <style:style style:name="P22" style:family="paragraph" style:parent-style-name="Standard">
      <style:paragraph-properties fo:padding="0.0201in" fo:border="0.06pt solid #ffa6a6" style:shadow="#ffd7d7 0.0693in 0.0693in"/>
      <style:text-properties officeooo:rsid="001e9bf8" officeooo:paragraph-rsid="001e9bf8"/>
    </style:style>
    <style:style style:name="T1" style:family="text">
      <style:text-properties officeooo:rsid="001e9bf8"/>
    </style:style>
    <style:style style:name="T2" style:family="text">
      <style:text-properties officeooo:rsid="00234dbd"/>
    </style:style>
    <style:style style:name="T3" style:family="text">
      <style:text-properties fo:color="#729fcf"/>
    </style:style>
    <style:style style:name="T4" style:family="text">
      <style:text-properties officeooo:rsid="0027f5b1"/>
    </style:style>
    <style:style style:name="T5" style:family="text">
      <style:text-properties officeooo:rsid="00280937"/>
    </style:style>
    <style:style style:name="T6" style:family="text">
      <style:text-properties fo:font-variant="normal" fo:text-transform="none" fo:color="#050517" style:font-name="serif" fo:font-size="10.5500001907349pt" fo:letter-spacing="normal" fo:font-style="normal" fo:font-weight="normal"/>
    </style:style>
    <style:style style:name="T7" style:family="text">
      <style:text-properties fo:font-variant="normal" fo:text-transform="none" fo:color="#050517" fo:font-size="10.5500001907349pt" fo:letter-spacing="normal" fo:font-style="normal" fo:font-weight="normal"/>
    </style:style>
    <style:style style:name="T8" style:family="text">
      <style:text-properties fo:font-variant="normal" fo:text-transform="none" fo:color="#050517" fo:letter-spacing="normal"/>
    </style:style>
    <style:style style:name="T9" style:family="text">
      <style:text-properties officeooo:rsid="001aeb74"/>
    </style:style>
    <style:style style:name="Sect1" style:family="section">
      <style:section-properties text:dont-balance-text-columns="false" style:editable="false">
        <style:columns fo:column-count="2">
          <style:column style:rel-width="4118*" fo:start-indent="0in" fo:end-indent="0.1in"/>
          <style:column style:rel-width="5854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5414*" fo:start-indent="0in" fo:end-indent="0.1in"/>
          <style:column style:rel-width="5414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3">The Euclidean Algorithm</text:h>
      <text:p text:style-name="P1"/>
      <text:p text:style-name="P20"><text:span text:style-name="T6">The greatest common divisor (GCD) of two positive integers </text:span><text:span text:style-name="Source_20_Text"><text:span text:style-name="T7">a </text:span></text:span><text:span text:style-name="T6">and </text:span><text:span text:style-name="Source_20_Text"><text:span text:style-name="T7">b </text:span></text:span><text:span text:style-name="T6">is the largest integer that evenly divides both </text:span><text:span text:style-name="Source_20_Text"><text:span text:style-name="T7">a </text:span></text:span><text:span text:style-name="T6">and </text:span><text:span text:style-name="Source_20_Text"><text:span text:style-name="T7">b</text:span></text:span></text:p>
      <text:p text:style-name="P1"/>
      <text:p text:style-name="P1">Find the gcd of 42 and 30: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Line94260635294704">
          <table:table-cell table:style-name="Table1.A1" office:value-type="string">
            <text:p text:style-name="P13">a</text:p>
          </table:table-cell>
          <table:table-cell table:style-name="Table1.A1" office:value-type="string">
            <text:p text:style-name="P13">b</text:p>
          </table:table-cell>
          <table:table-cell table:style-name="Table1.C1" office:value-type="string">
            <text:p text:style-name="P13">remainder</text:p>
          </table:table-cell>
        </table:table-row>
        <table:table-row table:style-name="TableLine94260635355536">
          <table:table-cell table:style-name="Table1.A2" office:value-type="string">
            <text:p text:style-name="P12">42</text:p>
          </table:table-cell>
          <table:table-cell table:style-name="Table1.A2" office:value-type="string">
            <text:p text:style-name="P12">30</text:p>
          </table:table-cell>
          <table:table-cell table:style-name="Table1.C2" office:value-type="string">
            <text:p text:style-name="P14">12</text:p>
          </table:table-cell>
        </table:table-row>
        <table:table-row table:style-name="TableLine94260635357280">
          <table:table-cell table:style-name="Table1.A2" office:value-type="string">
            <text:p text:style-name="P14">30</text:p>
          </table:table-cell>
          <table:table-cell table:style-name="Table1.A2" office:value-type="string">
            <text:p text:style-name="P14">12</text:p>
          </table:table-cell>
          <table:table-cell table:style-name="Table1.C2" office:value-type="string">
            <text:p text:style-name="P14">6</text:p>
          </table:table-cell>
        </table:table-row>
        <table:table-row table:style-name="TableLine94260635357744"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14">6</text:p>
          </table:table-cell>
          <table:table-cell table:style-name="Table1.C2" office:value-type="string">
            <text:p text:style-name="P14">0</text:p>
          </table:table-cell>
        </table:table-row>
      </table:table>
      <text:p text:style-name="P1"/>
      <text:p text:style-name="P1"/>
      <text:p text:style-name="P1"><text:span text:style-name="T4">P</text:span>seudocode:</text:p>
      <text:p text:style-name="P2">//euclidean algorithm</text:p>
      <text:p text:style-name="P2"/>
      <text:p text:style-name="P3">while ( <text:s text:c="9"/><text:span text:style-name="T1">b != 0</text:span> <text:s text:c="23"/>){</text:p>
      <text:p text:style-name="P2"/>
      <text:p text:style-name="P2"><text:tab/>r = a % b;</text:p>
      <text:p text:style-name="P2"><text:tab/>a = b;</text:p>
      <text:p text:style-name="P2"><text:tab/>b = r;</text:p>
      <text:p text:style-name="P2"/>
      <text:p text:style-name="P2">}</text:p>
      <text:p text:style-name="P2"/>
      <text:p text:style-name="P2">//print gcd</text:p>
      <text:p text:style-name="P4">cout &lt;&lt; a &lt;&lt; “is the GCD!” &lt;&lt; endl;</text:p>
      <text:p text:style-name="P4"/>
      <text:section text:style-name="Sect2" text:name="Section2">
        <text:h text:style-name="Heading_20_3" text:outline-level="3"><text:span text:style-name="T3"/></text:h>
        <text:h text:style-name="Heading_20_3" text:outline-level="3"><text:span text:style-name="T3">Interest!</text:span></text:h>
        <text:p text:style-name="P8">double T;</text:p>
        <text:p text:style-name="P8">T = 0.0; // Before year 1</text:p>
        <text:p text:style-name="P8">T = (T + 100.0)*(1.0 + r/100.0); // After year 1</text:p>
        <text:p text:style-name="P8">T = (T + 100.0)*(1.0 + r/100.0); // After year 2</text:p>
        <text:p text:style-name="P8">T = (T + 100.0)*(1.0 + r/100.0); // After year 3</text:p>
        <text:p text:style-name="P8">T = (T + 100.0)*(1.0 + r/100.0); // After year 4</text:p>
        <text:p text:style-name="P8">T = (T + 100.0)*(1.0 + r/100.0); // After year 5</text:p>
        <text:p text:style-name="P8">T = (T + 100.0)*(1.0 + r/100.0); // After year 6</text:p>
        <text:p text:style-name="P8">T = (T + 100.0)*(1.0 + r/100.0); // After year 7</text:p>
        <text:p text:style-name="P8">T = (T + 100.0)*(1.0 + r/100.0); // After year 8</text:p>
        <text:p text:style-name="P8">T = (T + 100.0)*(1.0 + r/100.0); // After year 9</text:p>
        <text:p text:style-name="P8">T = (T + 100.0)*(1.0 + r/100.0); // After year 10</text:p>
        <text:p text:style-name="P8"/>
        <text:p text:style-name="P8"/>
        <text:p text:style-name="P8"/>
        <text:p text:style-name="P8"/>
        <text:p text:style-name="P18"><text:span text:style-name="T5">Sketch of </text:span>code:</text:p>
        <text:p text:style-name="P4">T = 0.0; // We don't have any money yet</text:p>
        <text:p text:style-name="P4">int i;</text:p>
        <text:p text:style-name="P21">i = 0; // We haven't completed any iterations yet</text:p>
        <text:p text:style-name="P4"/>
        <text:p text:style-name="P21">while (i &lt; 10)</text:p>
        <text:p text:style-name="P4">{</text:p>
        <text:p text:style-name="P4"/>
        <text:p text:style-name="P4"><text:s text:c="2"/>T = (T + 100.0)*(1.0 + r/100.0); // After year i + 1</text:p>
        <text:p text:style-name="P4"><text:s text:c="2"/>i = i + 1; // record that we've completed an iteration</text:p>
        <text:p text:style-name="P4">}</text:p>
        <text:p text:style-name="P21"/>
        <text:p text:style-name="P21"/>
      </text:section>
      <text:p text:style-name="P9"><text:soft-page-break/></text:p>
      <text:p text:style-name="P9"/>
      <text:p text:style-name="P9"/>
      <text:section text:style-name="Sect1" text:name="Section1">
        <text:h text:style-name="P15" text:outline-level="3"><text:span text:style-name="T2">S</text:span>imple Calculator: + -</text:h>
        <text:p text:style-name="P10"/>
        <text:p text:style-name="P10">2 + 1 – 5 <text:s/>+ 3 – 1 = </text:p>
        <text:p text:style-name="P10"/>
        <text:p text:style-name="P10"/>
        <text:p text:style-name="P10">read in value: 2</text:p>
        <text:p text:style-name="P10">result = value</text:p>
        <text:p text:style-name="P10">read in op: +</text:p>
        <text:p text:style-name="P10"/>
        <text:p text:style-name="P10">read in value: 1</text:p>
        <text:p text:style-name="P10">calculate: result op value</text:p>
        <text:p text:style-name="P10">read in op: - </text:p>
        <text:p text:style-name="P10"/>
        <text:p text:style-name="P10">read in value: 5</text:p>
        <text:p text:style-name="P10">calculate: result op value</text:p>
        <text:p text:style-name="P10">read in op: +</text:p>
        <text:p text:style-name="P10"/>
        <text:p text:style-name="P10">read in value: 3</text:p>
        <text:p text:style-name="P10">calculate: result op value</text:p>
        <text:p text:style-name="P10">read in op: -</text:p>
        <text:p text:style-name="P10"/>
        <text:p text:style-name="P10">read in value: 1</text:p>
        <text:p text:style-name="P10">calculate: result op value</text:p>
        <text:p text:style-name="P10">read in op: = <text:s text:c="2"/># stop!</text:p>
        <text:p text:style-name="P10"/>
        <text:p text:style-name="P10"/>
        <text:p text:style-name="P11"/>
        <text:p text:style-name="P11"/>
        <text:p text:style-name="P11"/>
        <text:p text:style-name="P19">Sketch of Code</text:p>
        <text:p text:style-name="P6"/>
        <text:p text:style-name="P6">read in value</text:p>
        <text:p text:style-name="P6">result = value</text:p>
        <text:p text:style-name="P6">read in op</text:p>
        <text:p text:style-name="P6"/>
        <text:p text:style-name="P5">while ( <text:span text:style-name="T2">op <text:s/>!= <text:s/>‘=’</text:span>)</text:p>
        <text:p text:style-name="P5"><text:tab/>read in value</text:p>
        <text:p text:style-name="P5"><text:tab/>result = result op value</text:p>
        <text:p text:style-name="P5"><text:tab/>read in op</text:p>
        <text:p text:style-name="P5"/>
        <text:p text:style-name="P7">print result</text:p>
        <text:p text:style-name="P5"/>
        <text:p text:style-name="P5"/>
        <text:p text:style-name="P5"/>
        <text:p text:style-name="P11"><text:tab/></text:p>
        <text:p text:style-name="P11"><text:tab/></text:p>
        <text:p text:style-name="P10"/>
        <text:p text:style-name="P10"/>
        <text:p text:style-name="P10"/>
        <text:p text:style-name="P1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10:39:22.288652909</meta:creation-date>
    <dc:date>2022-09-08T12:53:24.451136447</dc:date>
    <meta:editing-duration>PT4H37M59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2" meta:paragraph-count="74" meta:word-count="356" meta:character-count="1561" meta:non-whitespace-character-count="1224"/>
  </office:meta>
</office:document-meta>
</file>